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99mm" svg:height="89.99mm" svg:x="116.65mm" svg:y="7.1mm">
            <draw:object draw:notify-on-update-of-ranges="Folha1.A2:Folha1.A2 Folha1.A3:Folha1.A15 Folha1.B2:Folha1.B2 Folha1.B3:Folha1.B15 Folha1.A2:Folha1.A2 Folha1.A3:Folha1.A15 Folha1.C2:Folha1.C2 Folha1.C3:Fo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Uva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48" calcext:value-type="float">
            <text:p>234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689" calcext:value-type="float">
            <text:p>268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715" calcext:value-type="float">
            <text:p>271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649" calcext:value-type="float">
            <text:p>264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18" calcext:value-type="float">
            <text:p>271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84" calcext:value-type="float">
            <text:p>278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05" calcext:value-type="float">
            <text:p>3305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5" calcext:value-type="float">
            <text:p>30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03" calcext:value-type="float">
            <text:p>310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653" calcext:value-type="float">
            <text:p>3653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09" calcext:value-type="float">
            <text:p>370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16" calcext:value-type="float">
            <text:p>351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453" calcext:value-type="float">
            <text:p>345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table:style-name="ce1"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8:32:24.127880015</meta:creation-date>
    <dc:date>2020-02-25T18:52:09.145744548</dc:date>
    <meta:editing-duration>PT9M34S</meta:editing-duration>
    <meta:editing-cycles>1</meta:editing-cycles>
    <meta:document-statistic meta:table-count="1" meta:cell-count="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8cm" svg:y="0.316cm" chart:style-name="ch2">
          <text:p>Gráfico de Crescimento do Cultivo Protegido</text:p>
        </chart:title>
        <chart:subtitle svg:x="6.818cm" svg:y="1.275cm" chart:style-name="ch3">
          <text:p>Tomate, Uva</text:p>
        </chart:subtitle>
        <chart:legend chart:legend-position="end" svg:x="13.492cm" svg:y="3.952cm" style:legend-expansion="high" chart:style-name="ch4"/>
        <chart:plot-area chart:style-name="ch5" table:cell-range-address="Folha1.A2:Folha1.C15" chart:data-source-has-labels="row" svg:x="1.331cm" svg:y="2.138cm" svg:width="11.841cm" svg:height="5.701cm">
          <chartooo:coordinate-region svg:x="2.323cm" svg:y="2.338cm" svg:width="10.477cm" svg:height="4.854cm"/>
          <chart:axis chart:dimension="x" chart:name="primary-x" chart:style-name="ch6">
            <chart:title svg:x="6.903cm" svg:y="8.019cm" chart:style-name="ch7">
              <text:p>Ano</text:p>
            </chart:title>
          </chart:axis>
          <chart:axis chart:dimension="y" chart:name="primary-y" chart:style-name="ch6">
            <chart:title svg:x="0.451cm" svg:y="5.627cm" chart:style-name="ch8">
              <text:p>Tonelas</text:p>
            </chart:title>
            <chart:grid chart:style-name="ch9" chart:class="major"/>
          </chart:axis>
          <chart:series chart:style-name="ch10" chart:values-cell-range-address="Folha1.B3:Folha1.B15" chart:label-cell-address="Folha1.B2:Folha1.B2" chart:class="chart:scatter">
            <chart:domain table:cell-range-address="Folha1.A3:Folha1.A15"/>
            <chart:data-point chart:repeated="13"/>
          </chart:series>
          <chart:series chart:style-name="ch11" chart:values-cell-range-address="Folha1.C3:Folha1.C15" chart:label-cell-address="Folha1.C2:Folha1.C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omate</text:p>
                <draw:g>
                  <svg:desc>Folha1.B2:Folha1.B2</svg:desc>
                </draw:g>
              </table:table-cell>
              <table:table-cell office:value-type="string">
                <text:p>Uva</text:p>
                <draw:g>
                  <svg:desc>Folha1.C2:Folh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3">
                <text:p>1993</text:p>
                <draw:g>
                  <svg:desc>Folha1.A3:Folha1.A15</svg:desc>
                </draw:g>
              </table:table-cell>
              <table:table-cell office:value-type="float" office:value="2348">
                <text:p>2348</text:p>
                <draw:g>
                  <svg:desc>Folha1.B3:Folha1.B15</svg:desc>
                </draw:g>
              </table:table-cell>
              <table:table-cell office:value-type="float" office:value="787">
                <text:p>787</text:p>
                <draw:g>
                  <svg:desc>Folha1.C3:Folh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4">
                <text:p>1994</text:p>
              </table:table-cell>
              <table:table-cell office:value-type="float" office:value="2689">
                <text:p>2689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5">
                <text:p>1995</text:p>
              </table:table-cell>
              <table:table-cell office:value-type="float" office:value="2715">
                <text:p>271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6">
                <text:p>1996</text:p>
              </table:table-cell>
              <table:table-cell office:value-type="float" office:value="2649">
                <text:p>264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7">
                <text:p>1997</text:p>
              </table:table-cell>
              <table:table-cell office:value-type="float" office:value="2718">
                <text:p>271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8">
                <text:p>1998</text:p>
              </table:table-cell>
              <table:table-cell office:value-type="float" office:value="2784">
                <text:p>278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9">
                <text:p>1999</text:p>
              </table:table-cell>
              <table:table-cell office:value-type="float" office:value="3305">
                <text:p>330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005">
                <text:p>30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3103">
                <text:p>310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2">
                <text:p>2002</text:p>
              </table:table-cell>
              <table:table-cell office:value-type="float" office:value="3653">
                <text:p>365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3">
                <text:p>2003</text:p>
              </table:table-cell>
              <table:table-cell office:value-type="float" office:value="3709">
                <text:p>370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4">
                <text:p>2004</text:p>
              </table:table-cell>
              <table:table-cell office:value-type="float" office:value="3516">
                <text:p>351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3453">
                <text:p>3453</text:p>
              </table:table-cell>
              <table:table-cell office:value-type="float" office:value="1233">
                <text:p>1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